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dotted #000000" fo:background-color="#ffff00" fo:border-left="0.26pt solid #000000" fo:border-right="0.74pt dotted #000000" fo:border-top="0.74pt dotted #000000"/>
    </style:style>
    <style:style style:name="ce8" style:family="table-cell" style:parent-style-name="Default">
      <style:table-cell-properties fo:border-bottom="0.74pt dotted #000000" fo:border-left="0.26pt solid #000000" fo:border-right="0.74pt dotted #000000" fo:border-top="0.74pt dotted #000000"/>
    </style:style>
    <style:style style:name="ce9" style:family="table-cell" style:parent-style-name="Default">
      <style:table-cell-properties fo:border="0.74pt dotted #000000"/>
    </style:style>
    <style:style style:name="ce10" style:family="table-cell" style:parent-style-name="Default">
      <style:table-cell-properties fo:background-color="#ffff00" fo:border="0.74pt dotted #000000"/>
    </style:style>
    <style:style style:name="ce1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66ffff" fo:border="0.74pt dotted #000000"/>
    </style:style>
    <style:style style:name="ce1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3ff99" fo:border="0.74pt dotted #000000"/>
    </style:style>
    <style:style style:name="ce15" style:family="table-cell" style:parent-style-name="Default">
      <style:table-cell-properties fo:background-color="#33ff99" fo:border="0.06pt solid #000000" style:vertical-align="middle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gr2" style:family="graphic">
      <style:graphic-properties svg:stroke-color="#ff3333" draw:marker-end="線の終点_20_1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T20">
        <table:shapes>
          <draw:polyline draw:z-index="0" draw:style-name="gr1" draw:text-style-name="P1" svg:width="197.96mm" svg:height="15.05mm" svg:x="198.56mm" svg:y="10.43mm" svg:viewBox="0 0 19797 1506" draw:points="0,3 19797,0 19781,1506">
            <text:p/>
          </draw:polyline>
          <draw:line draw:z-index="1" draw:style-name="gr2" draw:text-style-name="P2" svg:x1="205.44mm" svg:y1="10.42mm" svg:x2="205.45mm" svg:y2="19.36mm">
            <text:p/>
          </draw:line>
          <draw:line draw:z-index="2" draw:style-name="gr2" draw:text-style-name="P2" svg:x1="220.08mm" svg:y1="10.89mm" svg:x2="220.06mm" svg:y2="32.81mm">
            <text:p/>
          </draw:line>
          <draw:polyline draw:z-index="3" draw:style-name="gr1" draw:text-style-name="P1" svg:width="103.93mm" svg:height="15.34mm" svg:x="228.07mm" svg:y="31.79mm" svg:viewBox="0 0 10394 1535" draw:points="0,3 10394,0 10385,1535">
            <text:p/>
          </draw:polyline>
          <draw:line draw:z-index="4" draw:style-name="gr2" draw:text-style-name="P2" svg:x1="235.23mm" svg:y1="31.79mm" svg:x2="235.24mm" svg:y2="40.73mm">
            <text:p/>
          </draw:line>
          <draw:polyline draw:z-index="5" draw:style-name="gr1" draw:text-style-name="P1" svg:width="36.94mm" svg:height="57.55mm" draw:transform="rotate (-3.14159265358979) translate (325.11mm 103.06mm)" svg:viewBox="0 0 3695 5756" draw:points="3695,11 0,0 3,5756">
            <text:p/>
          </draw:polyline>
          <draw:polyline draw:z-index="6" draw:style-name="gr1" draw:text-style-name="P1" svg:width="34.45mm" svg:height="9.31mm" svg:x="340.28mm" svg:y="45.5mm" svg:viewBox="0 0 3446 932" draw:points="0,2 3446,0 3443,932">
            <text:p/>
          </draw:polyline>
          <draw:line draw:z-index="7" draw:style-name="gr2" draw:text-style-name="P2" svg:x1="220.06mm" svg:y1="61.12mm" svg:x2="247.91mm" svg:y2="60.85mm">
            <text:p/>
          </draw:line>
          <draw:polyline draw:z-index="8" draw:style-name="gr1" draw:text-style-name="P1" svg:width="7.72mm" svg:height="9.3mm" svg:x="258.38mm" svg:y="59.76mm" svg:viewBox="0 0 773 931" draw:points="0,2 773,0 772,931">
            <text:p/>
          </draw:polyline>
          <draw:polyline draw:z-index="9" draw:style-name="gr1" draw:text-style-name="P1" svg:width="7.72mm" svg:height="9.3mm" svg:x="258.4mm" svg:y="81.14mm" svg:viewBox="0 0 773 931" draw:points="0,2 773,0 772,931">
            <text:p/>
          </draw:polyline>
          <draw:polyline draw:z-index="10" draw:style-name="gr1" draw:text-style-name="P1" svg:width="29.51mm" svg:height="19.66mm" draw:transform="rotate (1.5707963267949) translate (350.66mm 74.83mm)" svg:viewBox="0 0 2952 1967" draw:points="2952,4 0,0 2,1967">
            <text:p/>
          </draw:polyline>
          <draw:polyline draw:z-index="11" draw:style-name="gr1" draw:text-style-name="P1" svg:width="47.4mm" svg:height="27.83mm" draw:transform="rotate (1.5707963267949) translate (220.07mm 82.5mm)" svg:viewBox="0 0 4741 2784" draw:points="4741,5 0,0 4,2784">
            <text:p/>
          </draw:polyline>
          <draw:polyline draw:z-index="12" draw:style-name="gr2" draw:text-style-name="P2" svg:width="102.29mm" svg:height="57.82mm" svg:x="242.67mm" svg:y="38.92mm" svg:viewBox="0 0 10230 5783" draw:points="0,0 5349,0 5322,5783 10230,5783">
            <text:p/>
          </draw:polyline>
          <draw:polyline draw:z-index="13" draw:style-name="gr1" draw:text-style-name="P1" svg:width="24.67mm" svg:height="14.36mm" draw:transform="rotate (1.5707963267949) translate (279.07mm 131.84mm)" svg:viewBox="0 0 2468 1437" draw:points="2468,3 0,0 2,1437">
            <text:p/>
          </draw:polyline>
          <draw:line draw:z-index="14" draw:style-name="gr2" draw:text-style-name="P2" svg:x1="278.53mm" svg:y1="110.47mm" svg:x2="292.85mm" svg:y2="110.46mm">
            <text:p/>
          </draw:line>
          <draw:polyline draw:z-index="15" draw:style-name="gr1" draw:text-style-name="P1" svg:width="114.26mm" svg:height="15.34mm" svg:x="301.68mm" svg:y="109.91mm" svg:viewBox="0 0 11427 1535" draw:points="0,3 11427,0 11418,1535">
            <text:p/>
          </draw:polyline>
          <draw:line draw:z-index="16" draw:style-name="gr2" draw:text-style-name="P2" svg:x1="309.68mm" svg:y1="109.63mm" svg:x2="309.69mm" svg:y2="118.57mm">
            <text:p/>
          </draw:line>
          <draw:polyline draw:z-index="17" draw:style-name="gr1" draw:text-style-name="P1" svg:width="7.72mm" svg:height="9.3mm" svg:x="302.79mm" svg:y="130.74mm" svg:viewBox="0 0 773 931" draw:points="0,2 773,0 772,931">
            <text:p/>
          </draw:polyline>
          <draw:line draw:z-index="18" draw:style-name="gr2" draw:text-style-name="P2" svg:x1="279.36mm" svg:y1="11.23mm" svg:x2="278.79mm" svg:y2="104.43m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5"/>
        <table:table-column table:style-name="co5" table:default-cell-style-name="ce1"/>
        <table:table-column table:style-name="co6" table:default-cell-style-name="ce8"/>
        <table:table-column table:style-name="co6" table:number-columns-repeated="8" table:default-cell-style-name="ce9"/>
        <table:table-column table:style-name="co7" table:number-columns-repeated="5" table:default-cell-style-name="ce9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 table:number-columns-spanned="2" table:number-rows-spanned="1">
            <text:p>小項目</text:p>
          </table:table-cell>
          <table:covered-table-cell table:style-name="ce1"/>
          <table:table-cell table:style-name="ce1" office:value-type="string" calcext:value-type="string">
            <text:p>アクティビティ (タスク)</text:p>
          </table:table-cell>
          <table:table-cell office:value-type="string" calcext:value-type="string">
            <text:p>担当者</text:p>
          </table:table-cell>
          <table:table-cell table:style-name="ce6" office:value-type="string" calcext:value-type="string" table:number-columns-spanned="4" table:number-rows-spanned="1">
            <text:p>工程 1</text:p>
          </table:table-cell>
          <table:covered-table-cell table:number-columns-repeated="3" table:style-name="ce1"/>
          <table:table-cell table:style-name="ce11" office:value-type="string" calcext:value-type="string" table:number-columns-spanned="2" table:number-rows-spanned="1">
            <text:p>工程 2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工程 3</text:p>
          </table:table-cell>
          <table:covered-table-cell table:style-name="ce13"/>
          <table:covered-table-cell table:style-name="ce15"/>
          <table:table-cell table:style-name="ce6" office:value-type="string" calcext:value-type="string">
            <text:p>工程 4</text:p>
          </table:table-cell>
          <table:table-cell table:style-name="ce11" office:value-type="string" calcext:value-type="string">
            <text:p>工程 5</text:p>
          </table:table-cell>
          <table:table-cell table:style-name="ce13" office:value-type="string" calcext:value-type="string">
            <text:p>工程 6</text:p>
          </table:table-cell>
          <table:table-cell table:style-name="ce6" office:value-type="string" calcext:value-type="string">
            <text:p>工程 7</text:p>
          </table:table-cell>
          <table:table-cell table:style-name="ce11" office:value-type="string" calcext:value-type="string">
            <text:p>工程 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ゲーム</text:p>
          </table:table-cell>
          <table:table-cell table:style-name="ce1" office:value-type="string" calcext:value-type="string" table:number-columns-spanned="1" table:number-rows-spanned="3">
            <text:p>背景</text:p>
          </table:table-cell>
          <table:table-cell table:style-name="ce1" office:value-type="string" calcext:value-type="string" table:number-columns-spanned="2" table:number-rows-spanned="3">
            <text:p>MyWorld の作成</text:p>
          </table:table-cell>
          <table:covered-table-cell table:style-name="ce2"/>
          <table:table-cell office:value-type="string" calcext:value-type="string">
            <text:p>MyWorld を作る</text:p>
          </table:table-cell>
          <table:table-cell office:value-type="string" calcext:value-type="string">
            <text:p>自分</text:p>
          </table:table-cell>
          <table:table-cell table:style-name="ce7"/>
          <table:table-cell table:number-columns-repeated="13"/>
        </table:table-row>
        <table:table-row table:style-name="ro1">
          <table:covered-table-cell table:number-columns-repeated="4"/>
          <table:table-cell office:value-type="string" calcext:value-type="string">
            <text:p>大きさ調整</text:p>
          </table:table-cell>
          <table:table-cell office:value-type="string" calcext:value-type="string">
            <text:p>自分</text:p>
          </table:table-cell>
          <table:table-cell/>
          <table:table-cell table:style-name="ce10"/>
          <table:table-cell table:number-columns-repeated="12"/>
        </table:table-row>
        <table:table-row table:style-name="ro1">
          <table:covered-table-cell table:number-columns-repeated="4"/>
          <table:table-cell office:value-type="string" calcext:value-type="string">
            <text:p>タイムアップ処理</text:p>
          </table:table-cell>
          <table:table-cell office:value-type="string" calcext:value-type="string">
            <text:p>自分</text:p>
          </table:table-cell>
          <table:table-cell table:number-columns-repeated="12"/>
          <table:table-cell table:style-name="ce10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10">
            <text:p>プレイヤー</text:p>
          </table:table-cell>
          <table:table-cell table:style-name="ce1" office:value-type="string" calcext:value-type="string" table:number-columns-spanned="2" table:number-rows-spanned="4">
            <text:p>HUMAN の作成</text:p>
          </table:table-cell>
          <table:covered-table-cell table:style-name="ce2"/>
          <table:table-cell office:value-type="string" calcext:value-type="string">
            <text:p>HUMAN を作る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10"/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カーソルキーで上下左右に動かす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10"/>
          <table:table-cell table:number-columns-repeated="10"/>
        </table:table-row>
        <table:table-row table:style-name="ro1">
          <table:covered-table-cell table:number-columns-repeated="4"/>
          <table:table-cell office:value-type="string" calcext:value-type="string">
            <text:p>果物を食べる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0"/>
          <table:table-cell table:number-columns-repeated="4"/>
        </table:table-row>
        <table:table-row table:style-name="ro1">
          <table:covered-table-cell table:number-columns-repeated="4"/>
          <table:table-cell office:value-type="string" calcext:value-type="string">
            <text:p>果物を全て食べたか判定してゲームクリア処理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2" table:number-rows-spanned="3">
            <text:p>TARO の作成</text:p>
          </table:table-cell>
          <table:covered-table-cell table:style-name="ce1"/>
          <table:table-cell office:value-type="string" calcext:value-type="string">
            <text:p>TARO を作る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MyWorld に初期配置する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果物に触れたか判定してゲームオーバー処理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2"/>
          <table:table-cell table:style-name="ce4" office:value-type="string" calcext:value-type="string" table:number-columns-spanned="2" table:number-rows-spanned="3">
            <text:p>HANAKO の作成</text:p>
          </table:table-cell>
          <table:covered-table-cell table:style-name="ce1"/>
          <table:table-cell office:value-type="string" calcext:value-type="string">
            <text:p>HANAKO を作る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MyWorld に初期配置する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動きを逆にする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12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果物</text:p>
          </table:table-cell>
          <table:table-cell table:style-name="ce4" office:value-type="string" calcext:value-type="string" table:number-columns-spanned="2" table:number-rows-spanned="1">
            <text:p>FRUIT の作成</text:p>
          </table:table-cell>
          <table:covered-table-cell/>
          <table:table-cell office:value-type="string" calcext:value-type="string">
            <text:p>FRUIT を作る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covered-table-cell table:number-columns-repeated="2" table:style-name="ce3"/>
          <table:table-cell table:style-name="ce4" office:value-type="string" calcext:value-type="string" table:number-columns-spanned="2" table:number-rows-spanned="3">
            <text:p>APPLE の作成</text:p>
          </table:table-cell>
          <table:covered-table-cell table:style-name="ce1"/>
          <table:table-cell office:value-type="string" calcext:value-type="string">
            <text:p>APPLE を作る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MyWorld に初期配置する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動かす</text:p>
          </table:table-cell>
          <table:table-cell office:value-type="string" calcext:value-type="string">
            <text:p>自分</text:p>
          </table:table-cell>
          <table:table-cell table:number-columns-repeated="13"/>
          <table:table-cell table:style-name="ce12"/>
        </table:table-row>
        <table:table-row table:style-name="ro1">
          <table:covered-table-cell table:number-columns-repeated="2" table:style-name="ce3"/>
          <table:table-cell table:style-name="ce4" office:value-type="string" calcext:value-type="string" table:number-columns-spanned="2" table:number-rows-spanned="2">
            <text:p>ORANGE の作成</text:p>
          </table:table-cell>
          <table:covered-table-cell table:style-name="ce1"/>
          <table:table-cell office:value-type="string" calcext:value-type="string">
            <text:p>ORANGE を作る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2"/>
          <table:table-cell office:value-type="string" calcext:value-type="string">
            <text:p>MyWorld に初期配置する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00/00/00</text:date>, <text:time style:data-style-name="N2" text:time-value="14:51:38.30597881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8-07-24T15:06:30.946532456</dc:date>
    <meta:editing-duration>PT1H34M51S</meta:editing-duration>
    <meta:editing-cycles>27</meta:editing-cycles>
    <meta:generator>LibreOffice/5.1.6.2$Linux_X86_64 LibreOffice_project/10m0$Build-2</meta:generator>
    <meta:document-statistic meta:table-count="1" meta:cell-count="62" meta:object-count="19"/>
  </office:meta>
</office:document-meta>
</file>